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F000002914F3A5ACC.png" manifest:media-type="image/png"/>
  <manifest:file-entry manifest:full-path="Pictures/10000001000007800000078C106C74FC.png" manifest:media-type="image/png"/>
  <manifest:file-entry manifest:full-path="Pictures/1000000100000780000002F3D9525F82.png" manifest:media-type="image/png"/>
  <manifest:file-entry manifest:full-path="Pictures/1000000100000780000004168CB1D815.png" manifest:media-type="image/png"/>
  <manifest:file-entry manifest:full-path="Pictures/100000010000078000000417BE28802B.png" manifest:media-type="image/png"/>
  <manifest:file-entry manifest:full-path="Pictures/1000000100000780000004171F9E006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6.5cm" presentation:class="title" presentation:user-transformed="true">
          <draw:text-box>
            <text:p>Сайт на Wordp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2" draw:text-style-name="P2" draw:layer="layout" svg:width="27.999cm" svg:height="15.267cm" svg:x="0.01cm" svg:y="0.217cm">
          <draw:image xlink:href="Pictures/1000000100000780000004171F9E00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2" draw:text-style-name="P2" draw:layer="layout" svg:width="27.999cm" svg:height="15.267cm" svg:x="0.01cm" svg:y="0.217cm">
          <draw:image xlink:href="Pictures/100000010000078000000417BE28802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2" draw:text-style-name="P2" draw:layer="layout" svg:width="27.999cm" svg:height="15.252cm" svg:x="0.01cm" svg:y="0.225cm">
          <draw:image xlink:href="Pictures/1000000100000780000004168CB1D81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2" draw:text-style-name="P2" draw:layer="layout" svg:width="27.999cm" svg:height="11.009cm" svg:x="0.01cm" svg:y="2.346cm">
          <draw:image xlink:href="Pictures/1000000100000780000002F3D9525F8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2" draw:text-style-name="P2" draw:layer="layout" svg:width="15.651cm" svg:height="15.725cm" svg:x="6.184cm" svg:y="0cm">
          <draw:image xlink:href="Pictures/10000001000007800000078C106C74F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2" draw:text-style-name="P2" draw:layer="layout" svg:width="27.999cm" svg:height="9.584cm" svg:x="0cm" svg:y="3.059cm">
          <draw:image xlink:href="Pictures/100000010000077F000002914F3A5A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8:57.055172860</meta:creation-date>
    <dc:date>2024-04-13T08:55:55.800332842</dc:date>
    <meta:editing-duration>PT6M59S</meta:editing-duration>
    <meta:editing-cycles>1</meta:editing-cycles>
    <meta:document-statistic meta:object-count="42"/>
    <meta:generator>LibreOffice/24.2.2.2$Linux_X86_64 LibreOffice_project/420$Build-2</meta:generator>
  </office:meta>
</office:document-meta>
</file>